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left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left" draw:textarea-vertical-align="middle" fo:padding-left="0cm" fo:padding-right="0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3.245cm" svg:height="1.657cm" svg:x="1.559cm" svg:y="1.15cm">
          <draw:text-box>
            <text:p>Asking a</text:p>
            <text:p>question?</text:p>
          </draw:text-box>
        </draw:frame>
        <draw:frame draw:style-name="gr1" draw:text-style-name="P1" xml:id="id2" draw:id="id2" draw:layer="layout" svg:width="2.619cm" svg:height="1.657cm" svg:x="8.497cm" svg:y="1.15cm">
          <draw:text-box>
            <text:p>Is there</text:p>
            <text:p>code?</text:p>
          </draw:text-box>
        </draw:frame>
        <draw:frame draw:style-name="gr1" draw:text-style-name="P1" xml:id="id7" draw:id="id7" draw:layer="layout" svg:width="4.651cm" svg:height="0.954cm" svg:x="14.169cm" svg:y="1.501cm">
          <draw:text-box>
            <text:p>MultipleChoice</text:p>
          </draw:text-box>
        </draw:frame>
        <draw:frame draw:style-name="gr1" draw:text-style-name="P1" xml:id="id9" draw:id="id9" draw:layer="layout" svg:width="5.988cm" svg:height="0.954cm" svg:x="6.812cm" svg:y="5.146cm">
          <draw:text-box>
            <text:p>PureMultipleChoice</text:p>
          </draw:text-box>
        </draw:frame>
        <draw:frame draw:style-name="gr1" draw:text-style-name="P1" xml:id="id3" draw:id="id3" draw:layer="layout" svg:width="3.427cm" svg:height="0.954cm" svg:x="1.468cm" svg:y="8.551cm">
          <draw:text-box>
            <text:p>One step?</text:p>
          </draw:text-box>
        </draw:frame>
        <draw:frame draw:style-name="gr1" draw:text-style-name="P1" xml:id="id4" draw:id="id4" draw:layer="layout" svg:width="5.184cm" svg:height="1.657cm" svg:x="7.214cm" svg:y="8.2cm">
          <draw:text-box>
            <text:p>Does the learner</text:p>
            <text:p>get a sandbox?</text:p>
          </draw:text-box>
        </draw:frame>
        <draw:frame draw:style-name="gr1" draw:text-style-name="P1" xml:id="id8" draw:id="id8" draw:layer="layout" svg:width="2.542cm" svg:height="0.954cm" svg:x="15.223cm" svg:y="8.551cm">
          <draw:text-box>
            <text:p>Normal</text:p>
          </draw:text-box>
        </draw:frame>
        <draw:frame draw:style-name="gr1" draw:text-style-name="P1" xml:id="id10" draw:id="id10" draw:layer="layout" svg:width="2.822cm" svg:height="0.954cm" svg:x="8.395cm" svg:y="11.5cm">
          <draw:text-box>
            <text:p>Console</text:p>
          </draw:text-box>
        </draw:frame>
        <draw:frame draw:style-name="gr1" draw:text-style-name="P1" xml:id="id5" draw:id="id5" draw:layer="layout" svg:width="4.062cm" svg:height="2.36cm" svg:x="1.15cm" svg:y="13.6cm">
          <draw:text-box>
            <text:p>Do the steps</text:p>
            <text:p>depend on</text:p>
            <text:p>each other?</text:p>
          </draw:text-box>
        </draw:frame>
        <draw:frame draw:style-name="gr1" draw:text-style-name="P1" xml:id="id6" draw:id="id6" draw:layer="layout" svg:width="1.522cm" svg:height="0.954cm" svg:x="9.045cm" svg:y="14.303cm">
          <draw:text-box>
            <text:p>Tab</text:p>
          </draw:text-box>
        </draw:frame>
        <draw:frame draw:style-name="gr1" draw:text-style-name="P1" xml:id="id11" draw:id="id11" draw:layer="layout" svg:width="2.085cm" svg:height="0.954cm" svg:x="2.139cm" svg:y="17.8cm">
          <draw:text-box>
            <text:p>Bullet</text:p>
          </draw:text-box>
        </draw:frame>
        <draw:connector draw:style-name="gr2" draw:text-style-name="P3" draw:layer="layout" svg:x1="4.804cm" svg:y1="1.978cm" svg:x2="8.497cm" svg:y2="1.978cm" draw:start-shape="id1" draw:start-glue-point="1" draw:end-shape="id2" draw:end-glue-point="3" svg:d="M4804 1978h3693" svg:viewBox="0 0 3694 1">
          <text:p text:style-name="P2"/>
          <text:p text:style-name="P2">Yes</text:p>
        </draw:connector>
        <draw:connector draw:style-name="gr2" draw:text-style-name="P3" draw:layer="layout" svg:x1="4.895cm" svg:y1="9.028cm" svg:x2="7.214cm" svg:y2="9.028cm" draw:start-shape="id3" draw:start-glue-point="1" draw:end-shape="id4" draw:end-glue-point="3" svg:d="M4895 9028h2319" svg:viewBox="0 0 2320 1">
          <text:p text:style-name="P2"/>
          <text:p text:style-name="P2">Yes</text:p>
        </draw:connector>
        <draw:connector draw:style-name="gr2" draw:text-style-name="P3" draw:layer="layout" svg:x1="5.212cm" svg:y1="14.78cm" svg:x2="9.045cm" svg:y2="14.78cm" draw:start-shape="id5" draw:start-glue-point="1" draw:end-shape="id6" draw:end-glue-point="3" svg:d="M5212 14780h3833" svg:viewBox="0 0 3834 1">
          <text:p text:style-name="P2"/>
          <text:p text:style-name="P2">Yes</text:p>
        </draw:connector>
        <draw:connector draw:style-name="gr2" draw:text-style-name="P3" draw:layer="layout" svg:x1="11.116cm" svg:y1="1.978cm" svg:x2="14.169cm" svg:y2="1.978cm" draw:start-shape="id2" draw:start-glue-point="1" draw:end-shape="id7" draw:end-glue-point="3" svg:d="M11116 1978h3053" svg:viewBox="0 0 3054 1">
          <text:p text:style-name="P2"/>
          <text:p text:style-name="P2">Yes</text:p>
        </draw:connector>
        <draw:connector draw:style-name="gr2" draw:text-style-name="P3" draw:layer="layout" svg:x1="12.398cm" svg:y1="9.028cm" svg:x2="15.223cm" svg:y2="9.028cm" draw:start-shape="id4" draw:start-glue-point="1" draw:end-shape="id8" draw:end-glue-point="3" svg:d="M12398 9028h2825" svg:viewBox="0 0 2826 1">
          <text:p text:style-name="P2"/>
          <text:p text:style-name="P2">Yes</text:p>
        </draw:connector>
        <draw:connector draw:style-name="gr3" draw:text-style-name="P3" draw:layer="layout" svg:x1="9.806cm" svg:y1="2.807cm" svg:x2="9.806cm" svg:y2="5.146cm" draw:start-shape="id2" draw:start-glue-point="2" draw:end-shape="id9" svg:d="M9806 2807v2339" svg:viewBox="0 0 1 2340">
          <text:p text:style-name="P2"><text:s text:c="2"/>No</text:p>
        </draw:connector>
        <draw:connector draw:style-name="gr3" draw:text-style-name="P3" draw:layer="layout" svg:x1="9.806cm" svg:y1="9.857cm" svg:x2="9.806cm" svg:y2="11.5cm" draw:start-shape="id4" draw:start-glue-point="2" draw:end-shape="id10" draw:end-glue-point="0" svg:d="M9806 9857v1643" svg:viewBox="0 0 1 1644">
          <text:p text:style-name="P2"><text:s text:c="2"/>No</text:p>
        </draw:connector>
        <draw:connector draw:style-name="gr3" draw:text-style-name="P3" draw:layer="layout" svg:x1="3.181cm" svg:y1="15.96cm" svg:x2="3.181cm" svg:y2="17.8cm" draw:start-shape="id5" draw:start-glue-point="2" draw:end-shape="id11" draw:end-glue-point="0" svg:d="M3181 15960v1840" svg:viewBox="0 0 1 1841">
          <text:p text:style-name="P2"><text:s text:c="2"/>No</text:p>
        </draw:connector>
        <draw:connector draw:style-name="gr4" draw:text-style-name="P3" draw:layer="layout" svg:x1="3.181cm" svg:y1="2.807cm" svg:x2="3.181cm" svg:y2="8.551cm" draw:start-shape="id1" draw:start-glue-point="2" draw:end-shape="id3" draw:end-glue-point="0" svg:d="M3181 2807v5744" svg:viewBox="0 0 1 5745">
          <text:p text:style-name="P2"><text:s/>No</text:p>
        </draw:connector>
        <draw:connector draw:style-name="gr3" draw:text-style-name="P3" draw:layer="layout" svg:x1="3.181cm" svg:y1="9.505cm" svg:x2="3.181cm" svg:y2="13.6cm" draw:start-shape="id3" draw:start-glue-point="2" draw:end-shape="id5" draw:end-glue-point="0" svg:d="M3181 9505v4095" svg:viewBox="0 0 1 4096">
          <text:p text:style-name="P2"><text:s text:c="2"/>No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9T17:04:16.230886000</meta:creation-date>
    <dc:date>2018-06-09T17:20:43.376763000</dc:date>
    <meta:editing-duration>PT16M27S</meta:editing-duration>
    <meta:editing-cycles>4</meta:editing-cycles>
    <meta:generator>LibreOffice/5.4.0.3$MacOSX_X86_64 LibreOffice_project/7556cbc6811c9d992f4064ab9287069087d7f62c</meta:generator>
    <meta:document-statistic meta:object-count="21"/>
  </office:meta>
</office:document-meta>
</file>